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 table:number-columns-spanned="2" table:number-rows-spanned="1">
            <text:p>Setores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2" table:number-rows-spanned="1">
            <text:p>Financeiro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2" table:number-rows-spanned="1">
            <text:p>Informática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 table:number-columns-spanned="2" table:number-rows-spanned="1">
            <text:p>Admin</text:p>
          </table:table-cell>
          <table:covered-table-cell/>
          <table:table-cell table:number-columns-repeated="7"/>
          <table:table-cell office:value-type="string" calcext:value-type="string" table:number-columns-spanned="2" table:number-rows-spanned="1">
            <text:p>usuário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mudança de senha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-sudo addgroup admin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3" table:number-rows-spanned="1">
            <text:p>-sudo addgroup informática</text:p>
          </table:table-cell>
          <table:covered-table-cell table:number-columns-repeated="2"/>
          <table:table-cell table:number-columns-repeated="4"/>
          <table:table-cell office:value-type="string" calcext:value-type="string" table:number-columns-spanned="4" table:number-rows-spanned="1">
            <text:p>1 -sudo adduser -ingropup informática juliano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juliano x30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-sudo addgroup financeiro</text:p>
          </table:table-cell>
          <table:covered-table-cell table:number-columns-repeated="2"/>
          <table:table-cell table:number-columns-repeated="4"/>
          <table:table-cell office:value-type="string" calcext:value-type="string" table:number-columns-spanned="4" table:number-rows-spanned="1">
            <text:p>2 -sudo adduser -ingropup informática joseph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joseph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3 -sudo adduser -ingropup <text:s/>financeiro maria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maria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4 -sudo adduser -ingropup <text:s/>admin claudio <text:s/>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claudio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5 -sudo adduser -ingropup <text:s/>financeiro angela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angela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6 -sudo adduser <text:s/>-ingropup <text:s/>financeiro joão paulo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<text:s/>joão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7 -sudo adduser <text:s/>-ingropup <text:s/>admin mario senha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mario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8 -sudo adduser <text:s/>-ingroup infromática Chris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chris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9 -sudo adduser <text:s/>-ingropup <text:s/>admin ronaldo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ronaldo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10 -sudo adduser <text:s/>-ingropup <text:s text:c="2"/>financeiro jose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jose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11 -sudo adduser <text:s/>-ingropup <text:s/>informática mariana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mariana x30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4" table:number-rows-spanned="1">
            <text:p>12 -sudo adduser <text:s/>-ingropup <text:s/>admin julio 123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asswd julio x30</text:p>
          </table:table-cell>
          <table:covered-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spanned="2" table:number-rows-spanned="1"/>
          <table:covered-table-cell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21:13:47.1765870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1:13:52.219573350</meta:creation-date>
    <meta:editing-duration>PT9M39S</meta:editing-duration>
    <meta:editing-cycles>4</meta:editing-cycles>
    <meta:generator>LibreOffice/6.0.7.3$Linux_X86_64 LibreOffice_project/00m0$Build-3</meta:generator>
    <dc:date>2019-10-28T21:44:08.402458370</dc:date>
    <meta:document-statistic meta:table-count="1" meta:cell-count="33" meta:object-count="0"/>
  </office:meta>
</office:document-meta>
</file>